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7300000BF1000004B131D5D79651F72567.svm" manifest:media-type=""/>
  <manifest:file-entry manifest:full-path="Pictures/2000034A0000077A00001A930D64133826F3ACFB.svm" manifest:media-type=""/>
  <manifest:file-entry manifest:full-path="Pictures/2000007E00000CFD000004DF83F2DE12F665B962.svm" manifest:media-type=""/>
  <manifest:file-entry manifest:full-path="Pictures/10000201000003E80000026A5CAEEB578E077D7C.png" manifest:media-type="image/png"/>
  <manifest:file-entry manifest:full-path="Pictures/2000051F000013B100002B5E32BCFB12F30C7900.svm" manifest:media-type=""/>
  <manifest:file-entry manifest:full-path="Pictures/2000005D0000039200000A7BE34D4D0D5A1AB9A0.svm" manifest:media-type=""/>
  <manifest:file-entry manifest:full-path="Pictures/10000201000001F4000001F400CE2A4773E0FA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ius ADF No2 Cd" svg:font-family="'Gillius ADF No2 C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.697cm"/>
    </style:style>
    <style:style style:name="gr4" style:family="graphic" style:parent-style-name="standard">
      <style:graphic-properties draw:stroke="none" draw:fill="none" fo:min-height="0.561cm"/>
    </style:style>
    <style:style style:name="gr5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000000" style:font-name="Gillius ADF No2 Cd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fill-color="#ffffff"/>
      <style:text-properties fo:color="#666666" style:font-name="Gillius ADF No2 Cd" fo:font-size="8pt" style:font-size-asian="8pt" style:font-size-complex="8pt"/>
    </style:style>
    <style:style style:name="P4" style:family="paragraph">
      <loext:graphic-properties draw:fill="none"/>
      <style:text-properties fo:color="#990000" fo:font-size="7pt" style:font-size-asian="7pt" style:font-size-complex="7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Gillius ADF No2 Cd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666666" style:font-name="Gillius ADF No2 Cd" fo:font-size="8pt" style:font-size-asian="8pt" style:font-size-complex="8pt"/>
    </style:style>
    <style:style style:name="T3" style:family="text">
      <style:text-properties fo:color="#990000" style:font-name="Liberation Sans Narrow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736cm" svg:height="1.072cm" svg:x="0.2cm" svg:y="-0.005cm">
          <draw:image xlink:href="Pictures/10000201000003E80000026A5CAEEB578E077D7C.png" xlink:type="simple" xlink:show="embed" xlink:actuate="onLoad">
            <text:p/>
          </draw:image>
        </draw:frame>
        <draw:frame draw:style-name="gr1" draw:text-style-name="P1" draw:layer="layout" svg:width="1.736cm" svg:height="1.072cm" svg:x="0.2cm" svg:y="0.195cm">
          <draw:image xlink:href="Pictures/10000201000003E80000026A5CAEEB578E077D7C.png" xlink:type="simple" xlink:show="embed" xlink:actuate="onLoad">
            <text:p/>
          </draw:image>
        </draw:frame>
        <draw:frame draw:style-name="gr2" draw:text-style-name="P2" draw:layer="layout" svg:width="2.6cm" svg:height="0.784cm" svg:x="6.1cm" svg:y="4.991cm">
          <draw:text-box>
            <text:p><text:span text:style-name="T1">Raspberry Pi</text:span></text:p>
          </draw:text-box>
        </draw:frame>
        <draw:frame draw:style-name="gr3" draw:text-style-name="P3" draw:layer="layout" svg:width="1.387cm" svg:height="0.573cm" svg:x="6.1cm" svg:y="4.739cm">
          <draw:text-box>
            <text:p><text:span text:style-name="T2">Taller de</text:span></text:p>
          </draw:text-box>
        </draw:frame>
        <draw:frame draw:style-name="gr4" draw:text-style-name="P4" draw:layer="layout" svg:width="2.5cm" svg:height="0.811cm" svg:x="1.8cm" svg:y="0.6cm">
          <draw:text-box>
            <text:p><text:span text:style-name="T3">Escuela de Ingeniería Industrial de Toledo</text:span></text:p>
          </draw:text-box>
        </draw:frame>
        <draw:frame draw:style-name="gr5" draw:text-style-name="P5" draw:layer="layout" svg:width="0.579cm" svg:height="1.7cm" draw:transform="rotate (1.5707963267949) translate (0.765cm 5.479cm)">
          <draw:image xlink:href="Pictures/2000005D0000039200000A7BE34D4D0D5A1AB9A0.svm" xlink:type="simple" xlink:show="embed" xlink:actuate="onLoad">
            <text:p/>
          </draw:image>
        </draw:frame>
        <draw:frame draw:style-name="gr6" draw:text-style-name="P5" draw:layer="layout" svg:width="3.4cm" svg:height="7.489cm" draw:transform="rotate (1.5707963267949) translate (0.706cm 4.9cm)">
          <draw:image xlink:href="Pictures/2000051F000013B100002B5E32BCFB12F30C7900.svm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1" draw:text-style-name="P1" draw:layer="layout" svg:width="1.736cm" svg:height="1.072cm" svg:x="0.2cm" svg:y="-0.005cm">
          <draw:image xlink:href="Pictures/10000201000003E80000026A5CAEEB578E077D7C.png" xlink:type="simple" xlink:show="embed" xlink:actuate="onLoad">
            <text:p/>
          </draw:image>
        </draw:frame>
        <draw:frame draw:style-name="gr1" draw:text-style-name="P1" draw:layer="layout" svg:width="1.736cm" svg:height="1.072cm" svg:x="0.2cm" svg:y="0.195cm">
          <draw:image xlink:href="Pictures/10000201000003E80000026A5CAEEB578E077D7C.png" xlink:type="simple" xlink:show="embed" xlink:actuate="onLoad">
            <text:p/>
          </draw:image>
        </draw:frame>
        <draw:frame draw:style-name="gr2" draw:text-style-name="P2" draw:layer="layout" svg:width="2.6cm" svg:height="0.784cm" svg:x="6.1cm" svg:y="4.991cm">
          <draw:text-box>
            <text:p><text:span text:style-name="T1">Raspberry Pi</text:span></text:p>
          </draw:text-box>
        </draw:frame>
        <draw:frame draw:style-name="gr3" draw:text-style-name="P3" draw:layer="layout" svg:width="1.387cm" svg:height="0.573cm" svg:x="6.1cm" svg:y="4.739cm">
          <draw:text-box>
            <text:p><text:span text:style-name="T2">Taller de</text:span></text:p>
          </draw:text-box>
        </draw:frame>
        <draw:frame draw:style-name="gr4" draw:text-style-name="P4" draw:layer="layout" svg:width="2.5cm" svg:height="0.811cm" svg:x="1.8cm" svg:y="0.6cm">
          <draw:text-box>
            <text:p><text:span text:style-name="T3">Escuela de Ingeniería Industrial de Toledo</text:span></text:p>
          </draw:text-box>
        </draw:frame>
        <draw:frame draw:style-name="gr1" draw:text-style-name="P1" draw:layer="layout" svg:width="4.4cm" svg:height="4.4cm" svg:x="0.2cm" svg:y="1.3cm">
          <draw:image xlink:href="Pictures/10000201000001F4000001F400CE2A4773E0FA99.png" xlink:type="simple" xlink:show="embed" xlink:actuate="onLoad">
            <text:p/>
          </draw:image>
        </draw:frame>
        <draw:frame draw:style-name="gr7" draw:text-style-name="P5" draw:layer="layout" svg:width="1.453cm" svg:height="5.168cm" svg:x="4.756cm" svg:y="0.3cm">
          <draw:image xlink:href="Pictures/2000034A0000077A00001A930D64133826F3ACFB.svm" xlink:type="simple" xlink:show="embed" xlink:actuate="onLoad">
            <text:p/>
          </draw:image>
        </draw:frame>
        <draw:frame draw:style-name="gr8" draw:text-style-name="P5" draw:layer="layout" svg:width="2.037cm" svg:height="0.8cm" svg:x="6.3cm" svg:y="1.6cm">
          <draw:image xlink:href="Pictures/2000007300000BF1000004B131D5D79651F72567.svm" xlink:type="simple" xlink:show="embed" xlink:actuate="onLoad">
            <text:p/>
          </draw:image>
        </draw:frame>
        <draw:frame draw:style-name="gr9" draw:text-style-name="P5" draw:layer="layout" svg:width="2.224cm" svg:height="0.834cm" svg:x="6.3cm" svg:y="2.566cm">
          <draw:image xlink:href="Pictures/2000007E00000CFD000004DF83F2DE12F665B96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ius ADF No2 Cd" svg:font-family="'Gillius ADF No2 C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9cm" fo:page-height="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3:43:13.659000000</meta:creation-date>
    <dc:date>2016-05-10T02:43:04.192032329</dc:date>
    <meta:editing-duration>PT2H45M</meta:editing-duration>
    <meta:editing-cycles>21</meta:editing-cycles>
    <meta:generator>LibreOffice/5.1.2.2.0$Linux_X86_64 LibreOffice_project/10m0$Build-2</meta:generator>
    <meta:print-date>2016-05-03T13:49:51.500596986</meta:print-date>
    <meta:document-statistic meta:object-count="16"/>
  </office:meta>
</office:document-meta>
</file>